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mbria1" svg:font-family="Cambria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use-window-font-color="true" style:font-name="Cambria1" fo:font-size="11pt" style:font-size-asian="11pt" style:font-size-complex="11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style:use-window-font-color="true" style:font-name="Cambria1" fo:font-size="11pt" style:font-size-asian="11pt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H – Sponsor Invites</text:p>
      <text:p text:style-name="Standard">At DogsnHomes we help to rescue thousands of pets in Europe, and we find loving homes for them, usually in Southern UK, by in-person matching dog with family. <text:s/></text:p>
      <text:list xml:id="list8254143692082215836" text:style-name="Outline">
        <text:list-item>
          <text:p text:style-name="Heading_20_1">Why DogsnHomes?</text:p>
        </text:list-item>
      </text:list>
      <text:list xml:id="list7659531057947100853" text:style-name="L1">
        <text:list-item>
          <text:p text:style-name="P2">Ov<text:span text:style-name="T2">er 1,200 pets re-homed in last few years.</text:span></text:p>
        </text:list-item>
        <text:list-item>
          <text:p text:style-name="P3">Sponsors/figureheads incl. <text:span text:style-name="T1">Tim Peake</text:span> (astronaut), Kaley Cuoco, Kristen Bell, Selena Gomez, Simon Cowell</text:p>
        </text:list-item>
        <text:list-item>
          <text:p text:style-name="P3">More financial donations from regular people than all our competitors combined</text:p>
        </text:list-item>
        <text:list-item>
          <text:p text:style-name="P3">5-star reviews, consistently, from public, fosters, adopters and lean-team volunteers</text:p>
        </text:list-item>
        <text:list-item>
          <text:p text:style-name="P3">100% of income (donations, sales, grants) go to care, transport, vetting and placements</text:p>
        </text:list-item>
        <text:list-item>
          <text:p text:style-name="P3">Multi-Government awarded and registered charity</text:p>
        </text:list-item>
      </text:list>
      <text:list xml:id="list35677566" text:continue-list="list8254143692082215836" text:style-name="Outline">
        <text:list-item>
          <text:p text:style-name="Heading_20_1">What We Offer Our Figureheads</text:p>
        </text:list-item>
      </text:list>
      <text:p text:style-name="Standard">- Meaningful and visible role in an ethical, community-driven rescue.<text:line-break/>- Flexibility in involvement: from honorary patron to active ambassador.<text:line-break/>- Alignment with a trusted brand loved by dog lovers throughout Europe.<text:line-break/>- Positive media exposure through charity campaigns and merchandise.</text:p>
      <text:list xml:id="list35681371" text:continue-numbering="true" text:style-name="Outline">
        <text:list-item>
          <text:p text:style-name="Heading_20_1">Meet the Dogs You Help</text:p>
        </text:list-item>
      </text:list>
      <text:p text:style-name="Standard">[Insert 3–5 cute puppy pictures with captions like 'Milo – Rescued from Porto in 2022']</text:p>
      <text:list xml:id="list35695908" text:continue-numbering="true" text:style-name="Outline">
        <text:list-item>
          <text:p text:style-name="Heading_20_1">How to Get Involved</text:p>
        </text:list-item>
      </text:list>
      <text:p text:style-name="Standard">You can choose to support us in any capacity:<text:line-break/>- As an Honorary Patron<text:line-break/>- As a Public Ambassador<text:line-break/>- By helping fundraise or spread awareness<text:line-break/>- Or simply lending your name to help rescue dogs find homes faster.</text:p>
      <text:p text:style-name="Standard">For further details or to speak with our founder Gary Baxter, please contact us at:<text:line-break/>Email: gary@dogsnhomes.org.uk<text:line-break/>Phone: 07800 555 863<text:line-break/>Location: Fleet, Hampshire, 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mbria1" svg:font-family="Cambria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5T15:42:54.56</dc:date>
    <meta:editing-duration>P0D</meta:editing-duration>
    <meta:generator>OpenOffice/4.1.15$Win32 OpenOffice.org_project/4115m2$Build-9813</meta:generator>
    <meta:document-statistic meta:table-count="0" meta:image-count="0" meta:object-count="0" meta:page-count="1" meta:paragraph-count="16" meta:word-count="238" meta:character-count="1464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